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9816" calcext:value-type="float">
            <text:p>79.2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9544" calcext:value-type="float">
            <text:p>79.4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372" calcext:value-type="float">
            <text:p>79.2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7624" calcext:value-type="float">
            <text:p>79.2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5792" calcext:value-type="float">
            <text:p>78.3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8736" calcext:value-type="float">
            <text:p>78.2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4248" calcext:value-type="float">
            <text:p>78.1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3768" calcext:value-type="float">
            <text:p>78.1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7672" calcext:value-type="float">
            <text:p>78.1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9008" calcext:value-type="float">
            <text:p>78.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9488" calcext:value-type="float">
            <text:p>78.1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8752" calcext:value-type="float">
            <text:p>79.1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8272" calcext:value-type="float">
            <text:p>79.1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9984" calcext:value-type="float">
            <text:p>79.1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6104" calcext:value-type="float">
            <text:p>78.5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8256" calcext:value-type="float">
            <text:p>78.2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4728" calcext:value-type="float">
            <text:p>78.2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62912" calcext:value-type="float">
            <text:p>78.1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1096" calcext:value-type="float">
            <text:p>78.1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6464" calcext:value-type="float">
            <text:p>77.6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6888" calcext:value-type="float">
            <text:p>76.4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9248" calcext:value-type="float">
            <text:p>76.2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8288" calcext:value-type="float">
            <text:p>76.2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1232" calcext:value-type="float">
            <text:p>76.1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0752" calcext:value-type="float">
            <text:p>76.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272" calcext:value-type="float">
            <text:p>76.0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312" calcext:value-type="float">
            <text:p>76.0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7288" calcext:value-type="float">
            <text:p>75.8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2904" calcext:value-type="float">
            <text:p>75.8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2008" calcext:value-type="float">
            <text:p>75.5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4576" calcext:value-type="float">
            <text:p>75.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8376" calcext:value-type="float">
            <text:p>75.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7896" calcext:value-type="float">
            <text:p>75.3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508" calcext:value-type="float">
            <text:p>74.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5936" calcext:value-type="float">
            <text:p>74.9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4016" calcext:value-type="float">
            <text:p>74.8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6104" calcext:value-type="float">
            <text:p>74.7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3808" calcext:value-type="float">
            <text:p>74.6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884" calcext:value-type="float">
            <text:p>74.5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4456" calcext:value-type="float">
            <text:p>74.5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23016" calcext:value-type="float">
            <text:p>74.4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9488" calcext:value-type="float">
            <text:p>74.3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9864" calcext:value-type="float">
            <text:p>74.3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9384" calcext:value-type="float">
            <text:p>74.3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8424" calcext:value-type="float">
            <text:p>74.2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8696" calcext:value-type="float">
            <text:p>74.1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8112" calcext:value-type="float">
            <text:p>74.0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9448" calcext:value-type="float">
            <text:p>74.0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0296" calcext:value-type="float">
            <text:p>71.7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0672" calcext:value-type="float">
            <text:p>71.6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1048" calcext:value-type="float">
            <text:p>71.6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3512" calcext:value-type="float">
            <text:p>71.5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1344" calcext:value-type="float">
            <text:p>70.9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3648" calcext:value-type="float">
            <text:p>69.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7072" calcext:value-type="float">
            <text:p>69.5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2688" calcext:value-type="float">
            <text:p>69.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0768" calcext:value-type="float">
            <text:p>69.3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6552" calcext:value-type="float">
            <text:p>69.1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2296" calcext:value-type="float">
            <text:p>68.6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0856" calcext:value-type="float">
            <text:p>68.5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2048" calcext:value-type="float">
            <text:p>68.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8584" calcext:value-type="float">
            <text:p>67.9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5704" calcext:value-type="float">
            <text:p>67.7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7064" calcext:value-type="float">
            <text:p>67.1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1344" calcext:value-type="float">
            <text:p>67.1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3912" calcext:value-type="float">
            <text:p>67.1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076" calcext:value-type="float">
            <text:p>67.0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0824" calcext:value-type="float">
            <text:p>66.7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8424" calcext:value-type="float">
            <text:p>66.6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6984" calcext:value-type="float">
            <text:p>66.5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9072" calcext:value-type="float">
            <text:p>66.4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164" calcext:value-type="float">
            <text:p>66.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1536" calcext:value-type="float">
            <text:p>66.3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1288" calcext:value-type="float">
            <text:p>65.9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62" calcext:value-type="float">
            <text:p>64.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1504" calcext:value-type="float">
            <text:p>64.6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9648" calcext:value-type="float">
            <text:p>64.2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056" calcext:value-type="float">
            <text:p>64.0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312" calcext:value-type="float">
            <text:p>64.2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3936" calcext:value-type="float">
            <text:p>66.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2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6536" calcext:value-type="float">
            <text:p>68.2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4-0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3-31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3-10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12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11-19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2984" calcext:value-type="float">
            <text:p>68.8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9312" calcext:value-type="float">
            <text:p>68.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24096" calcext:value-type="float">
            <text:p>67.8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27609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08" meta:object-count="0"/>
    <meta:user-defined meta:name="AppVersion">3.0</meta:user-defined>
  </office:meta>
</office:document-meta>
</file>